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ae5f" officeooo:paragraph-rsid="0004ae5f"/>
    </style:style>
    <style:style style:name="T1" style:family="text">
      <style:text-properties officeooo:rsid="00051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pk&gt; - первичный ключ</text:p>
      <text:p text:style-name="P1"/>
      <text:p text:style-name="P1"><text:s text:c="3"/>/api-token-auth/ - доступен всем, служит для получения токена, принимает два параметра username и password</text:p>
      <text:p text:style-name="P1"><text:s text:c="4"/>/country/ - для получения списка доступен всем, для добавления доступен админу. Служит для вывода/добавления стран</text:p>
      <text:p text:style-name="P1"><text:s text:c="4"/>/country/&lt;pk&gt; - для получения одной записи доступен всем, для изменения или удаления доступен для админа</text:p>
      <text:p text:style-name="P1"><text:s text:c="4"/>/sity/ - аналогично со странами, только выдает список городов</text:p>
      <text:p text:style-name="P1"><text:s text:c="4"/>/sity/&lt;pk&gt; - аналогично со странами, только операции с городами</text:p>
      <text:p text:style-name="P1"><text:s text:c="4"/>/category/ - для вывода списка доступен только для авторизованных активных пользователей, для добавления доступен для админа. Служит для вывода и добавления категорий</text:p>
      <text:p text:style-name="P1"><text:s text:c="4"/>/category/&lt;pk&gt; - вывод одной категории, изменение и удаление. Для вывода доступен для авторизованных, для изменения и удаления для админов</text:p>
      <text:p text:style-name="P1"><text:s text:c="4"/>/post/ - выводит все посты, а так же добавляет новые. Доступен для авторизованных пользователей</text:p>
      <text:p text:style-name="P1"><text:s text:c="4"/>/post/&lt;pk&gt; выводит один пост, доступно для авторизованных пользователей, изменяет и удаляет, доступно для автора и для админа</text:p>
      <text:p text:style-name="P1"><text:s text:c="4"/>/post_category/&lt;pk&gt; - выводит посты по категории, доступно для авторизованных пользователей</text:p>
      <text:p text:style-name="P1"><text:s text:c="4"/>/profile/ - получение списка пользователей, доступно для авторизованных пользователей. Тут же выводит списки избранного</text:p>
      <text:p text:style-name="P1"><text:s text:c="4"/>/profile/&lt;pk&gt; - <text:span text:style-name="T1">получение одного профиля для авторизованных, изменение и блокировка для самого себя</text:span></text:p>
      <text:p text:style-name="P1"><text:s text:c="4"/>/users/ - <text:span text:style-name="T1">выводит список пользователей с подробными данными, доступно для админа</text:span></text:p>
      <text:p text:style-name="P1"><text:s text:c="4"/>/users/&lt;pk&gt; <text:span text:style-name="T1">выводит информацию по одному пользователю, можно изменять и удалять пользователей. Доступно для админа</text:span></text:p>
      <text:p text:style-name="P1"><text:s text:c="4"/>/<text:span text:style-name="T1">i</text:span>mages/ <text:span text:style-name="T1">выводит все картинки, тут есть ссылки на оригинал, на уменьшеную копию и на превью</text:span></text:p>
      <text:p text:style-name="P1"><text:s text:c="4"/>/images/&lt;pk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31T00:45:02.713338206</dc:date>
    <meta:editing-duration>PT2M57S</meta:editing-duration>
    <meta:editing-cycles>1</meta:editing-cycles>
    <meta:document-statistic meta:table-count="0" meta:image-count="0" meta:object-count="0" meta:page-count="1" meta:paragraph-count="17" meta:word-count="216" meta:character-count="1662" meta:non-whitespace-character-count="1400"/>
    <meta:generator>LibreOffice/4.3.3.2$Linux_x86 LibreOffice_project/430m0$Build-2</meta:generator>
  </office:meta>
</office:document-meta>
</file>